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fierCacheKey.IdentifierCacheKey( String key , boolean 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entifier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CacheKe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CacheKe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dentifierCacheKey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